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5744" officeooo:paragraph-rsid="00195744"/>
    </style:style>
    <style:style style:name="P2" style:family="paragraph" style:parent-style-name="Standard">
      <style:paragraph-properties fo:text-align="start" style:justify-single-word="false"/>
      <style:text-properties officeooo:rsid="00195744" officeooo:paragraph-rsid="00195744"/>
    </style:style>
    <style:style style:name="P3" style:family="paragraph" style:parent-style-name="Standard">
      <style:paragraph-properties fo:text-align="start" style:justify-single-word="false"/>
      <style:text-properties officeooo:paragraph-rsid="0019779e"/>
    </style:style>
    <style:style style:name="P4" style:family="paragraph" style:parent-style-name="Standard">
      <style:paragraph-properties fo:text-align="start" style:justify-single-word="false"/>
      <style:text-properties officeooo:rsid="001a369e" officeooo:paragraph-rsid="001a369e"/>
    </style:style>
    <style:style style:name="P5" style:family="paragraph" style:parent-style-name="Standard">
      <style:paragraph-properties fo:text-align="start" style:justify-single-word="false"/>
      <style:text-properties officeooo:rsid="001bf41c" officeooo:paragraph-rsid="001bf41c"/>
    </style:style>
    <style:style style:name="P6" style:family="paragraph" style:parent-style-name="Standard">
      <style:paragraph-properties fo:text-align="start" style:justify-single-word="false"/>
      <style:text-properties officeooo:rsid="001bf41c" officeooo:paragraph-rsid="001fefb0"/>
    </style:style>
    <style:style style:name="P7" style:family="paragraph" style:parent-style-name="Standard">
      <style:paragraph-properties fo:text-align="start" style:justify-single-word="false"/>
      <style:text-properties fo:font-weight="bold" officeooo:rsid="00195744" officeooo:paragraph-rsid="00195744" style:font-weight-asian="bold" style:font-weight-complex="bold"/>
    </style:style>
    <style:style style:name="P8" style:family="paragraph" style:parent-style-name="Standard">
      <style:paragraph-properties fo:text-align="start" style:justify-single-word="false"/>
      <style:text-properties fo:font-weight="bold" officeooo:rsid="001bf41c" officeooo:paragraph-rsid="001bf41c" style:font-weight-asian="bold" style:font-weight-complex="bold"/>
    </style:style>
    <style:style style:name="P9" style:family="paragraph" style:parent-style-name="Standard">
      <style:paragraph-properties fo:text-align="start" style:justify-single-word="false"/>
      <style:text-properties fo:font-weight="bold" officeooo:rsid="00217b36" officeooo:paragraph-rsid="00217b36" style:font-weight-asian="bold" style:font-weight-complex="bold"/>
    </style:style>
    <style:style style:name="T1" style:family="text">
      <style:text-properties officeooo:rsid="00195744"/>
    </style:style>
    <style:style style:name="T2" style:family="text">
      <style:text-properties officeooo:rsid="0019779e"/>
    </style:style>
    <style:style style:name="T3" style:family="text">
      <style:text-properties officeooo:rsid="001a369e"/>
    </style:style>
    <style:style style:name="T4" style:family="text">
      <style:text-properties officeooo:rsid="001bf41c"/>
    </style:style>
    <style:style style:name="T5" style:family="text">
      <style:text-properties officeooo:rsid="001d9fab"/>
    </style:style>
    <style:style style:name="T6" style:family="text">
      <style:text-properties officeooo:rsid="001ee0fd"/>
    </style:style>
    <style:style style:name="T7" style:family="text">
      <style:text-properties officeooo:rsid="001fefb0"/>
    </style:style>
    <style:style style:name="T8" style:family="text">
      <style:text-properties officeooo:rsid="002119df"/>
    </style:style>
    <style:style style:name="T9" style:family="text">
      <style:text-properties officeooo:rsid="00213313"/>
    </style:style>
    <style:style style:name="T10" style:family="text">
      <style:text-properties fo:font-weight="normal" style:font-weight-asian="normal" style:font-weight-complex="normal"/>
    </style:style>
    <style:style style:name="T11" style:family="text">
      <style:text-properties fo:font-weight="normal" officeooo:rsid="0021331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ICCOLI</text:p>
      <text:p text:style-name="P2">Abel</text:p>
      <text:p text:style-name="P2">Référence : GDWFSHTMLCSSBOOTEXAIII1A</text:p>
      <text:p text:style-name="P2"/>
      <text:p text:style-name="P2"/>
      <text:p text:style-name="P1">Évaluation HTML / CSS / Bootstrap</text:p>
      <text:p text:style-name="P1"/>
      <text:p text:style-name="P2"/>
      <text:p text:style-name="P7">Introduction :</text:p>
      <text:p text:style-name="P2"/>
      <text:p text:style-name="P3"><text:span text:style-name="T1"><text:tab/>Le but de ce module </text:span><text:span text:style-name="T2">est de prouver ma compréhension des éléments de construction d’interface via les différentes fonctionalités de HTML / CSS et des différents frameworks.</text:span></text:p>
      <text:p text:style-name="P3"><text:span text:style-name="T2"><text:s/><text:tab/>Ce module avait également pour but de montrer la compréhension de l’utilisation du logiciel de gestion de version Git.</text:span></text:p>
      <text:p text:style-name="P3"><text:tab/><text:span text:style-name="T2">Pour ces raisons, les choix suivants ont été adoptés :</text:span></text:p>
      <text:p text:style-name="P3"><text:tab/></text:p>
      <text:p text:style-name="P3"><text:tab/>- <text:span text:style-name="T2">Les pages HTML sont des pages entièrement statiques, à l’exception de la barre de navigation qui utilise une ligne de javascript pour afficher un menu déroulant.</text:span></text:p>
      <text:p text:style-name="P3"/>
      <text:p text:style-name="P3"><text:span text:style-name="T2"><text:tab/>-Bootstrap facilitant largement </text:span><text:span text:style-name="T3">la construction d’une architecture CSS cohérente, il a été choisi de plutôt utiliser le précompilateur SASS, dans sa version SCSS.</text:span></text:p>
      <text:p text:style-name="P4"><text:tab/>En effet, Bootstrap est un framework conçu à partir de SASS, comme beaucoup, et démontrer une bonne compréhension de celui-ci permet de prouver ma capacité à utiliser toute forme de framework basé dessus. Comme il ne me semblait pas cohérent d’utiliser du CSS pour une page, et Bootstrap pour une autre page, j’ai décidé de ne me baser que sur SASS pour créer le style du projet.</text:p>
      <text:p text:style-name="P4"/>
      <text:p text:style-name="P4"><text:tab/>- L’environnement de travail pour la gestion de projet est git. Plusieurs branches ont été créées pour différentes taches, puis ont été merge sur main. L’IDE utilisée est VSCode.</text:p>
      <text:p text:style-name="P4"/>
      <text:p text:style-name="P4"><text:tab/><text:span text:style-name="T4">En ce qui concerne l’association choisie, au vu du fait que le site est déployé sur le web visible, j’ai décidé d’en créer une pour éviter tout problème de droit. Pour les même raisons, toutes les images ont été générées par mes soins. Il s’agit donc d’une association fictive, Free Competitive Poker, ayant pour but de permettre l’accès aux outils des pros du poker pour le plus grand nombre. </text:span></text:p>
      <text:p text:style-name="P4"><text:tab/></text:p>
      <text:p text:style-name="P4"><text:tab/><text:span text:style-name="T4">Pour le temps accordé, puisqu’il s’agit d’un projet secondaire comparé à l’ECF </text:span><text:span text:style-name="T5">et au projet personnel</text:span><text:span text:style-name="T4">, j’ai décidé de me donner une dizaine d’heures pour la conception, la construction de la charte graphique, l’écriture du code et le déploiement de l’application.</text:span></text:p>
      <text:p text:style-name="P4"/>
      <text:p text:style-name="P4"/>
      <text:p text:style-name="P8">Interface utilisateur claire et bien pensée :</text:p>
      <text:p text:style-name="P5"/>
      <text:p text:style-name="P5"><text:tab/><text:span text:style-name="T5">Le sujet étant le poker, j’ai choisi trois couleurs principales pour mon projet : le rouge, le vert et le noir.</text:span></text:p>
      <text:p text:style-name="P5"><text:tab/><text:span text:style-name="T5">Une barre de navigation se trouve en position « fixed » en haut pour que </text:span><text:span text:style-name="T6">l’utilisateur puisse naviguer sur toutes les pages à tout moment, si un élément sur la page lui donne envie de visiter une section particulière du site. Cette barre de navigation est responsive, pour avoir un menu adapté à tout format d’écran.</text:span></text:p>
      <text:p text:style-name="P5"><text:tab/><text:span text:style-name="T6">Les sections sont organisées de façon à ne contenir qu’une information principale par écran. Pour changer d’information, il faut scroller vers le bas. Le but étant de rendre le site le plus lisible possible. Un footer est placé dans la page d’accueil pour que les utilisateurs ayant eu suffisament d’intérêt pour lire la totalité de la page soit amené à pouvoir contacter l’association. Une structure </text:span><text:soft-page-break/><text:span text:style-name="T6">définie a été donnée aux deux sections principales, Accueil et Événements. Article est une page moins travaillée, elle a été rajoutée principalement pour ne pas avoir que deux liens dans la barre de navigation.</text:span></text:p>
      <text:p text:style-name="P5"><text:tab/></text:p>
      <text:p text:style-name="P4"/>
      <text:p text:style-name="P8">Structure sémantique et utilisation de la balise meta :</text:p>
      <text:p text:style-name="P5"/>
      <text:p text:style-name="P5"><text:tab/><text:span text:style-name="T6">La structure des pages est la suivante : un header contenant le titre et une barre de navigation.</text:span></text:p>
      <text:p text:style-name="P5"><text:tab/><text:span text:style-name="T6">À la suite, une partie &lt;main&gt; contenant le corps de la page.</text:span></text:p>
      <text:p text:style-name="P5"><text:tab/><text:span text:style-name="T6">Pour la page index.html, il y a également un footer.</text:span></text:p>
      <text:p text:style-name="P5"><text:tab/><text:span text:style-name="T6">Dans le corps de la page, les différentes sections sont organisées </text:span><text:span text:style-name="T7">les unes à la suite des autres <text:s/>dans des balises &lt;section&gt;. La section principale est entourée de balises &lt;article&gt;. Les tags &lt;div&gt; ne sont là que pour faciliter le style de la page, et ne tentent de ne pas se substituer à l’utilisation de tag sémantiquement plus pertinents</text:span></text:p>
      <text:p text:style-name="P5"/>
      <text:p text:style-name="P5"/>
      <text:p text:style-name="P8">Intégration mobile-first :</text:p>
      <text:p text:style-name="P6"><text:tab/></text:p>
      <text:p text:style-name="P6"><text:span text:style-name="T7"><text:tab/>Les pages sont voulues entièrement responsive.</text:span></text:p>
      <text:p text:style-name="P6"><text:tab/><text:span text:style-name="T7">Pour cela, on a utilisé les flexboxs pour l’organisation des pages. On a également utilisé un grand nombre d’unités proportionnelles au viewport ou à certaines constantes définies différement en fonction de breakpoints.</text:span></text:p>
      <text:p text:style-name="P6"><text:tab/><text:span text:style-name="T7">On a également définit plusieurs breakpoints que l’on a jugé pertinent pour les cas où le responsive demandait des média queries.</text:span></text:p>
      <text:p text:style-name="P6"><text:tab/><text:span text:style-name="T8">Le menu est voulue entièrement responsive, avec un menu déroulant « hamburger » pour le mobile, et un menu en liste pour les viewports de PC fixe.</text:span></text:p>
      <text:p text:style-name="P6"><text:tab/><text:span text:style-name="T8">Les vidéos et Maps changent de taille en fonction de la longueur du viewport.</text:span></text:p>
      <text:p text:style-name="P5"/>
      <text:p text:style-name="P5"/>
      <text:p text:style-name="P8">Utilisation de git :</text:p>
      <text:p text:style-name="P5"><text:tab/></text:p>
      <text:p text:style-name="P5"><text:tab/><text:span text:style-name="T8">On a utilisé le conventional commit pour la structure des commits sur le projet.</text:span></text:p>
      <text:p text:style-name="P5"><text:tab/><text:span text:style-name="T8">Les commits ont été fait régulièrement, et se trouve indiqués sur ceux-ci la nature des changements opérés.</text:span></text:p>
      <text:p text:style-name="P5"><text:tab/><text:span text:style-name="T8">Des branches ont été crées pour </text:span><text:span text:style-name="T9">les différentes grandes parties du projet, mais si le fait de travailler seul sur un projet rend cette partie de l’outil un peu anecdotique. Lorsqu’un changement de nature importante était créé et jugé convenable, il était ensuite merge sur main.</text:span></text:p>
      <text:p text:style-name="P5"><text:tab/><text:span text:style-name="T9">Pour cela, on a utilisé le terminal intégré à VSCode. Il n’y a pas eu besoin de faire de rollbacks ou de rebases. En points d’amélioration, on aurait pu fusionner des commits, et parfois réécrire certains messages de commit.</text:span></text:p>
      <text:p text:style-name="P5"/>
      <text:p text:style-name="P5"/>
      <text:p text:style-name="P8">Déploiement de la réalisation en ligne :</text:p>
      <text:p text:style-name="P8"/>
      <text:p text:style-name="P8"><text:tab/><text:span text:style-name="T11">Étant donné qu’il s’agit d’un projet uniquement composé de pages statiques, il m’a paru évident d’utiliser la solution de déploiement proposée par Github, puisqu’elle est gratuite, simple et directement lié au dépôt. Donc pas besoin d’utililser d’hébergeur, de configurer des conteneurs, quelques cliques dans les settings de Github suffisaient pour un projet de cette envergure.</text:span></text:p>
      <text:p text:style-name="P8"><text:span text:style-name="T11"/></text:p>
      <text:p text:style-name="P8"><text:span text:style-name="T11"/></text:p>
      <text:p text:style-name="P9">Conclusion :</text:p>
      <text:p text:style-name="P9"><text:soft-page-break/><text:tab/><text:span text:style-name="T10">Le but de ce projet n’était pas nécessairement de faire des pages extrêmement attrayantes avec un visuel très poussé, mais simplement de prouver mes compétences en HTML et CSS. Cela donc une interface assez minimaliste et un contenu assez épuré, mais qui me semblait toucher suffisamment de domaines du développement front-end pour attester de mes capacités dans ce domaine.</text:span></text:p>
      <text:p text:style-name="P9"><text:span text:style-name="T10"><text:tab/>Sur les points d’amélioration, <text:s/>il aurait pu être intéressant de faire plus d’articles, peut être rajouter un &lt;aside&gt; avec des liens vers ces articles, rajouter des images, rajouter des animations,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0T21:36:22.577232972</meta:creation-date>
    <dc:date>2023-01-30T23:02:58.960491602</dc:date>
    <meta:editing-duration>PT35M4S</meta:editing-duration>
    <meta:editing-cycles>5</meta:editing-cycles>
    <meta:generator>LibreOffice/6.4.7.2$Linux_X86_64 LibreOffice_project/40$Build-2</meta:generator>
    <meta:document-statistic meta:table-count="0" meta:image-count="0" meta:object-count="0" meta:page-count="3" meta:paragraph-count="44" meta:word-count="993" meta:character-count="6057" meta:non-whitespace-character-count="5066"/>
  </office:meta>
</office:document-meta>
</file>